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arial" svg:font-family="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22pt" officeooo:rsid="00042984" officeooo:paragraph-rsid="00042984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fo:color="#c9211e" loext:opacity="100%" fo:font-size="22pt" officeooo:rsid="00042984" officeooo:paragraph-rsid="00042984" style:font-size-asian="19.25pt" style:font-size-complex="22pt"/>
    </style:style>
    <style:style style:name="P3" style:family="paragraph" style:parent-style-name="Standard">
      <style:paragraph-properties fo:text-align="center" style:justify-single-word="false"/>
      <style:text-properties fo:color="#c9211e" loext:opacity="100%" fo:font-size="28pt" fo:font-style="italic" fo:font-weight="bold" officeooo:rsid="00042984" officeooo:paragraph-rsid="00042984" style:font-size-asian="28pt" style:font-style-asian="italic" style:font-weight-asian="bold" style:font-size-complex="28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9pt" officeooo:rsid="00042984" officeooo:paragraph-rsid="00042984" style:font-size-asian="16.6000003814697pt" style:font-size-complex="19pt"/>
    </style:style>
    <style:style style:name="P5" style:family="paragraph" style:parent-style-name="Text_20_body">
      <style:paragraph-properties fo:text-align="start" style:justify-single-word="false"/>
      <style:text-properties fo:color="#000000" loext:opacity="100%" fo:font-size="22pt" fo:font-style="italic" style:text-underline-style="solid" style:text-underline-width="auto" style:text-underline-color="font-color" fo:font-weight="bold" officeooo:rsid="00042984" officeooo:paragraph-rsid="00042984" style:font-size-asian="22pt" style:font-style-asian="italic" style:font-weight-asian="bold" style:font-size-complex="22pt" style:font-style-complex="italic" style:font-weight-complex="bold"/>
    </style:style>
    <style:style style:name="P6" style:family="paragraph" style:parent-style-name="Text_20_body">
      <style:paragraph-properties fo:text-align="start" style:justify-single-word="false"/>
      <style:text-properties fo:color="#000000" loext:opacity="100%" fo:font-size="18pt" officeooo:rsid="00042984" officeooo:paragraph-rsid="00042984" style:font-size-asian="15.75pt" style:font-size-complex="18pt"/>
    </style:style>
    <style:style style:name="P7" style:family="paragraph" style:parent-style-name="Text_20_body">
      <style:paragraph-properties fo:text-align="start" style:justify-single-word="false"/>
      <style:text-properties fo:color="#000000" loext:opacity="100%" fo:font-size="18pt" officeooo:rsid="00056e96" officeooo:paragraph-rsid="00056e96" style:font-size-asian="15.75pt" style:font-size-complex="18pt"/>
    </style:style>
    <style:style style:name="P8" style:family="paragraph" style:parent-style-name="Text_20_body">
      <style:paragraph-properties fo:text-align="start" style:justify-single-word="false"/>
      <style:text-properties fo:color="#000000" loext:opacity="100%" fo:font-size="18pt" officeooo:rsid="0008855e" officeooo:paragraph-rsid="0008855e" style:font-size-asian="15.75pt" style:font-size-complex="18pt"/>
    </style:style>
    <style:style style:name="P9" style:family="paragraph" style:parent-style-name="Text_20_body">
      <style:paragraph-properties fo:text-align="start" style:justify-single-word="false"/>
      <style:text-properties fo:color="#000000" loext:opacity="100%" fo:font-size="18pt" officeooo:rsid="000be0df" officeooo:paragraph-rsid="000be0df" style:font-size-asian="15.75pt" style:font-size-complex="18pt"/>
    </style:style>
    <style:style style:name="P10" style:family="paragraph" style:parent-style-name="Text_20_body">
      <style:paragraph-properties fo:text-align="start" style:justify-single-word="false"/>
      <style:text-properties fo:color="#000000" loext:opacity="100%" fo:font-size="18pt" fo:font-style="normal" style:text-underline-style="none" fo:font-weight="normal" officeooo:rsid="0008855e" officeooo:paragraph-rsid="0008855e" style:font-size-asian="15.75pt" style:font-style-asian="normal" style:font-weight-asian="normal" style:font-size-complex="18pt" style:font-style-complex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color="#000000" loext:opacity="100%" fo:font-size="18pt" fo:font-style="normal" style:text-underline-style="none" fo:font-weight="normal" officeooo:rsid="00042984" officeooo:paragraph-rsid="00042984" style:font-size-asian="18pt" style:font-style-asian="normal" style:font-weight-asian="normal" style:font-size-complex="18pt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color="#000000" loext:opacity="100%" fo:font-size="18pt" style:text-underline-style="solid" style:text-underline-width="auto" style:text-underline-color="font-color" officeooo:rsid="00048390" officeooo:paragraph-rsid="00056e96" style:font-size-asian="15.75pt" style:font-size-complex="18pt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officeooo:rsid="00048390"/>
    </style:style>
    <style:style style:name="T3" style:family="text">
      <style:text-properties fo:font-variant="normal" fo:text-transform="none" fo:color="#202124" loext:opacity="100%" style:font-name="Liberation Serif" fo:font-size="19pt" fo:letter-spacing="normal" fo:font-style="italic" style:text-underline-style="solid" style:text-underline-width="auto" style:text-underline-color="font-color" officeooo:rsid="00056e96" style:font-size-asian="19pt" style:font-style-asian="italic" style:font-size-complex="19pt" style:font-style-complex="italic"/>
    </style:style>
    <style:style style:name="T4" style:family="text">
      <style:text-properties fo:font-variant="normal" fo:text-transform="none" fo:color="#202124" loext:opacity="100%" style:font-name="Liberation Serif" fo:letter-spacing="normal"/>
    </style:style>
    <style:style style:name="T5" style:family="text">
      <style:text-properties fo:font-variant="normal" fo:text-transform="none" fo:color="#202124" loext:opacity="100%" style:font-name="Liberation Serif" fo:letter-spacing="normal" officeooo:rsid="00056e96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056e96"/>
    </style:style>
    <style:style style:name="T8" style:family="text">
      <style:text-properties style:text-underline-style="none" officeooo:rsid="00064bd6"/>
    </style:style>
    <style:style style:name="T9" style:family="text">
      <style:text-properties officeooo:rsid="000a402a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ahier des charges</text:p>
      <text:p text:style-name="P1"/>
      <text:p text:style-name="P4"><text:span text:style-name="T1">Projet Initial :</text:span> <text:span text:style-name="T2">Conception du jeu 2048 en Tkinter sur Python.</text:span></text:p>
      <text:p text:style-name="P2"/>
      <text:p text:style-name="P5">1. Cahier de bord:</text:p>
      <text:p text:style-name="P12">17/11/2022 :<text:span text:style-name="T6"> Sulivan : Création de la class Plateau, </text:span><text:span text:style-name="T7">création de la <text:tab/><text:tab/><text:tab/><text:tab/> <text:s text:c="4"/></text:span><text:span text:style-name="T8">méthode</text:span><text:span text:style-name="T7"> __init__.</text:span></text:p>
      <text:p text:style-name="P12"><text:span text:style-name="T7"><text:tab/><text:tab/> <text:s text:c="5"/></text:span><text:span text:style-name="T6">Jean : Creation du cahier d</text:span><text:span text:style-name="T7">es charges.</text:span></text:p>
      <text:p text:style-name="P6"/>
      <text:p text:style-name="P6"/>
      <text:p text:style-name="P6"/>
      <text:p text:style-name="P8"/>
      <text:p text:style-name="P6"><text:tab/></text:p>
      <text:p text:style-name="P6"/>
      <text:p text:style-name="P6"/>
      <text:p text:style-name="P5">2. Explication du projet (dev):</text:p>
      <text:p text:style-name="P7">Importation du module Tkinter pour l’interface graphique.</text:p>
      <text:p text:style-name="P9">Importation du module Random pour l’aléatoire du jeu</text:p>
      <text:p text:style-name="P7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5">3. Explication du projet (client):</text:p>
      <text:p text:style-name="P10">Avant de commencer, lorsque vous êtes sur le fichier python « Projet_2048 », il vous faudra appuyer sur la touche « F5 » de votre clavier pour lancer <text:span text:style-name="T9">le jeu</text:span>.</text:p>
      <text:p text:style-name="P11"><text:span text:style-name="T3">But du jeu :</text:span><text:span text:style-name="T5"> </text:span><text:span text:style-name="T4">Sur une grille de 16 cases, on fait bouger des nombres </text:span><text:span text:style-name="T5">(</text:span><text:span text:style-name="T4">multiples et puissances de 2</text:span><text:span text:style-name="T5">)</text:span><text:span text:style-name="T4"> à l'aide des flèches directionnelles du clavier. Le but est d'additionner ceux de même valeur </text:span><text:span text:style-name="T5">(</text:span><text:span text:style-name="T4">2+2, 4+4, 8+8</text:span><text:span text:style-name="T5">)</text:span><text:span text:style-name="T4">, pour atteindre 2048 sur une case, sans que la grille ne soit bloqué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7T11:17:39.525000000</meta:creation-date>
    <dc:date>2022-11-17T12:26:14.111000000</dc:date>
    <meta:editing-duration>PT5M43S</meta:editing-duration>
    <meta:editing-cycles>2</meta:editing-cycles>
    <meta:generator>LibreOffice/7.2.7.2$Windows_X86_64 LibreOffice_project/8d71d29d553c0f7dcbfa38fbfda25ee34cce99a2</meta:generator>
    <meta:document-statistic meta:table-count="0" meta:image-count="0" meta:object-count="0" meta:page-count="2" meta:paragraph-count="12" meta:word-count="145" meta:character-count="849" meta:non-whitespace-character-count="697"/>
  </office:meta>
</office:document-meta>
</file>